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84fe4" officeooo:paragraph-rsid="00184fe4"/>
    </style:style>
    <style:style style:name="P2" style:family="paragraph" style:parent-style-name="Standard">
      <style:text-properties officeooo:rsid="00184fe4" officeooo:paragraph-rsid="001a1fa8"/>
    </style:style>
    <style:style style:name="P3" style:family="paragraph" style:parent-style-name="Standard">
      <style:text-properties officeooo:rsid="00184fe4" officeooo:paragraph-rsid="00208bfc"/>
    </style:style>
    <style:style style:name="P4" style:family="paragraph" style:parent-style-name="Standard">
      <style:text-properties fo:font-weight="bold" officeooo:rsid="00184fe4" officeooo:paragraph-rsid="00184fe4" style:font-weight-asian="bold" style:font-weight-complex="bold"/>
    </style:style>
    <style:style style:name="P5" style:family="paragraph" style:parent-style-name="Standard">
      <style:text-properties fo:font-weight="bold" officeooo:rsid="0019c7cf" officeooo:paragraph-rsid="0019c7cf" style:font-weight-asian="bold" style:font-weight-complex="bold"/>
    </style:style>
    <style:style style:name="P6" style:family="paragraph" style:parent-style-name="Standard">
      <style:text-properties fo:font-weight="bold" officeooo:rsid="001a1fa8" officeooo:paragraph-rsid="001a1fa8" style:font-weight-asian="bold" style:font-weight-complex="bold"/>
    </style:style>
    <style:style style:name="P7" style:family="paragraph" style:parent-style-name="Standard">
      <style:text-properties fo:font-weight="bold" officeooo:rsid="001d7bad" officeooo:paragraph-rsid="001d7bad" style:font-weight-asian="bold" style:font-weight-complex="bold"/>
    </style:style>
    <style:style style:name="P8" style:family="paragraph" style:parent-style-name="Standard">
      <style:text-properties fo:font-weight="bold" officeooo:rsid="001be866" officeooo:paragraph-rsid="00184fe4" style:font-weight-asian="bold" style:font-weight-complex="bold"/>
    </style:style>
    <style:style style:name="P9" style:family="paragraph" style:parent-style-name="Standard">
      <style:text-properties fo:font-weight="bold" officeooo:rsid="001eb51d" officeooo:paragraph-rsid="00184fe4" style:font-weight-asian="bold" style:font-weight-complex="bold"/>
    </style:style>
    <style:style style:name="P10" style:family="paragraph" style:parent-style-name="Standard">
      <style:text-properties fo:font-size="14pt" fo:font-weight="bold" officeooo:rsid="00184fe4" officeooo:paragraph-rsid="00184fe4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184fe4" officeooo:paragraph-rsid="00184fe4"/>
    </style:style>
    <style:style style:name="P12" style:family="paragraph" style:parent-style-name="Standard">
      <style:text-properties officeooo:rsid="00184fe4" officeooo:paragraph-rsid="001a1fa8"/>
    </style:style>
    <style:style style:name="P13" style:family="paragraph" style:parent-style-name="Standard">
      <style:text-properties officeooo:rsid="0025a73c" officeooo:paragraph-rsid="0025a73c"/>
    </style:style>
    <style:style style:name="P14" style:family="paragraph" style:parent-style-name="Standard">
      <style:text-properties fo:font-weight="bold" officeooo:rsid="001a1fa8" officeooo:paragraph-rsid="001a1fa8" style:font-weight-asian="bold" style:font-weight-complex="bold"/>
    </style:style>
    <style:style style:name="P15" style:family="paragraph" style:parent-style-name="Standard">
      <style:text-properties officeooo:rsid="00288f98" officeooo:paragraph-rsid="00288f98"/>
    </style:style>
    <style:style style:name="P16" style:family="paragraph" style:parent-style-name="Standard">
      <style:text-properties officeooo:rsid="0029a304" officeooo:paragraph-rsid="0029a304"/>
    </style:style>
    <style:style style:name="P17" style:family="paragraph" style:parent-style-name="Standard">
      <style:text-properties officeooo:rsid="002bc29b" officeooo:paragraph-rsid="002bc29b"/>
    </style:style>
    <style:style style:name="P18" style:family="paragraph" style:parent-style-name="Standard">
      <style:text-properties officeooo:rsid="002f2242" officeooo:paragraph-rsid="002f2242"/>
    </style:style>
    <style:style style:name="P19" style:family="paragraph" style:parent-style-name="Standard">
      <style:text-properties officeooo:rsid="0030b5bc" officeooo:paragraph-rsid="0030b5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7bad" style:font-weight-asian="bold" style:font-weight-complex="bold"/>
    </style:style>
    <style:style style:name="T3" style:family="text">
      <style:text-properties fo:font-weight="bold" officeooo:rsid="00208bfc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officeooo:rsid="001d7bad"/>
    </style:style>
    <style:style style:name="T6" style:family="text">
      <style:text-properties officeooo:rsid="00210d19"/>
    </style:style>
    <style:style style:name="T7" style:family="text">
      <style:text-properties officeooo:rsid="0022b7e8"/>
    </style:style>
    <style:style style:name="T8" style:family="text">
      <style:text-properties officeooo:rsid="0023ff61"/>
    </style:style>
    <style:style style:name="T9" style:family="text">
      <style:text-properties officeooo:rsid="0025a73c"/>
    </style:style>
    <style:style style:name="T10" style:family="text">
      <style:text-properties officeooo:rsid="00260595"/>
    </style:style>
    <style:style style:name="T11" style:family="text">
      <style:text-properties officeooo:rsid="00288f98"/>
    </style:style>
    <style:style style:name="T12" style:family="text">
      <style:text-properties officeooo:rsid="0029a304"/>
    </style:style>
    <style:style style:name="T13" style:family="text">
      <style:text-properties officeooo:rsid="002a4455"/>
    </style:style>
    <style:style style:name="T14" style:family="text">
      <style:text-properties officeooo:rsid="002bc29b"/>
    </style:style>
    <style:style style:name="T15" style:family="text">
      <style:text-properties officeooo:rsid="002dbe79"/>
    </style:style>
    <style:style style:name="T16" style:family="text">
      <style:text-properties officeooo:rsid="002f2242"/>
    </style:style>
    <style:style style:name="T17" style:family="text">
      <style:text-properties officeooo:rsid="00184f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4">Assignment A6</text:span></text:p>
      <text:p text:style-name="P1"/>
      <text:p text:style-name="P1"/>
      <text:p text:style-name="P4">Output:</text:p>
      <text:p text:style-name="P1"/>
      <text:p text:style-name="P1"/>
      <text:p text:style-name="P1"/>
      <text:p text:style-name="P1"/>
      <text:p text:style-name="P1">[student@localhost bin]$ <text:s/>cd /u01/app/oracle/product/11.2.0/xe/bin </text:p>
      <text:p text:style-name="P1">[student@localhost bin]$ <text:s/>. ./oracle_env.sh </text:p>
      <text:p text:style-name="P1">[student@localhost bin]$ sqlplus system </text:p>
      <text:p text:style-name="P1"/>
      <text:p text:style-name="P1">SQL*Plus: Release 11.2.0.2.0 Production on Tue Sep 17 10:26:16 2019 </text:p>
      <text:p text:style-name="P1"/>
      <text:p text:style-name="P1">Copyright (c) 1982, 2011, Oracle. <text:s/>All rights reserved. </text:p>
      <text:p text:style-name="P1"/>
      <text:p text:style-name="P1">Enter password: </text:p>
      <text:p text:style-name="P1"/>
      <text:p text:style-name="P1">Connected to: </text:p>
      <text:p text:style-name="P1">Oracle Database 11g Express Edition Release 11.2.0.2.0 - 64bit Production </text:p>
      <text:p text:style-name="P1"/>
      <text:p text:style-name="P10">Creating table 'old_emp_3125<text:span text:style-name="T6">2</text:span>':</text:p>
      <text:p text:style-name="P10"/>
      <text:p text:style-name="P1">SQL&gt; create table old_emp_3125<text:span text:style-name="T7">2</text:span>( empid number,name varchar2(20),salary number,dept varchar2(20)); </text:p>
      <text:p text:style-name="P1"/>
      <text:p text:style-name="P1">Table created. </text:p>
      <text:p text:style-name="P1"/>
      <text:p text:style-name="P1"/>
      <text:p text:style-name="P1">SQL&gt; insert into old_emp_3125<text:span text:style-name="T7">2 </text:span>values(&amp;id,&amp;name,&amp;salary,&amp;dept); </text:p>
      <text:p text:style-name="P1"/>
      <text:p text:style-name="P19">Enter value for id: 1</text:p>
      <text:p text:style-name="P19">Enter value for name: 'priyam'</text:p>
      <text:p text:style-name="P19">Enter value for salary: 20000</text:p>
      <text:p text:style-name="P19">Enter value for dept: 'comp'</text:p>
      <text:p text:style-name="P19">old <text:s text:c="2"/>1: insert into old_emp_31252 values(&amp;id,&amp;name,&amp;salary,&amp;dept)</text:p>
      <text:p text:style-name="P19">new <text:s text:c="2"/>1: insert into old_emp_31252 values(1,'priyam',20000,'comp')</text:p>
      <text:p text:style-name="P19"><text:span text:style-name="T17">1 row created. </text:span></text:p>
      <text:p text:style-name="P1"/>
      <text:p text:style-name="P19">Enter value for id: 2</text:p>
      <text:p text:style-name="P19">Enter value for name: 'raj'</text:p>
      <text:p text:style-name="P19">Enter value for salary: 18000</text:p>
      <text:p text:style-name="P19">Enter value for dept: 'comp'</text:p>
      <text:p text:style-name="P19">old <text:s text:c="2"/>1: insert into old_emp_31252 values(&amp;id,&amp;name,&amp;salary,&amp;dept)</text:p>
      <text:p text:style-name="P19">new <text:s text:c="2"/>1: insert into old_emp_31252 values(2,'raj',18000,'comp')</text:p>
      <text:p text:style-name="P19"></text:p>
      <text:p text:style-name="P1">1 row created. </text:p>
      <text:p text:style-name="P1"/>
      <text:p text:style-name="P1"><text:soft-page-break/></text:p>
      <text:p text:style-name="P19">Enter value for id: 3</text:p>
      <text:p text:style-name="P19">Enter value for name: 'aniket'</text:p>
      <text:p text:style-name="P19">Enter value for salary: 30000</text:p>
      <text:p text:style-name="P19">Enter value for dept: 'IT'</text:p>
      <text:p text:style-name="P19">old <text:s text:c="2"/>1: insert into old_emp_31252 values(&amp;id,&amp;name,&amp;salary,&amp;dept)</text:p>
      <text:p text:style-name="P19">new <text:s text:c="2"/>1: insert into old_emp_31252 values(3,'aniket',30000,'IT')</text:p>
      <text:p text:style-name="P1">1 row created. </text:p>
      <text:p text:style-name="P1"/>
      <text:p text:style-name="P19">Enter value for id: 4</text:p>
      <text:p text:style-name="P19">Enter value for name: 'samartha'</text:p>
      <text:p text:style-name="P19">Enter value for salary: 40000</text:p>
      <text:p text:style-name="P19">Enter value for dept: 'EnTC'</text:p>
      <text:p text:style-name="P19">old <text:s text:c="2"/>1: insert into old_emp_31252 values(&amp;id,&amp;name,&amp;salary,&amp;dept)</text:p>
      <text:p text:style-name="P19">new <text:s text:c="2"/>1: insert into old_emp_31252 values(4,'samartha',40000,'EnTC')</text:p>
      <text:p text:style-name="P1"/>
      <text:p text:style-name="P1">1 row created. </text:p>
      <text:p text:style-name="P1"/>
      <text:p text:style-name="P19">Enter value for id: 5</text:p>
      <text:p text:style-name="P19">Enter value for name: 'goli'</text:p>
      <text:p text:style-name="P19">Enter value for salary: 40000</text:p>
      <text:p text:style-name="P19">Enter value for dept: 'comp'</text:p>
      <text:p text:style-name="P19">old <text:s text:c="2"/>1: insert into old_emp_31252 values(&amp;id,&amp;name,&amp;salary,&amp;dept)</text:p>
      <text:p text:style-name="P19">new <text:s text:c="2"/>1: insert into old_emp_31252 values(5,'goli',40000,'comp')</text:p>
      <text:p text:style-name="P1">1 row created. </text:p>
      <text:p text:style-name="P1"/>
      <text:p text:style-name="P1"/>
      <text:p text:style-name="P1">Table created. </text:p>
      <text:p text:style-name="P1"/>
      <text:p text:style-name="P5">Final old_emp_3125<text:span text:style-name="T8">2</text:span> table:</text:p>
      <text:p text:style-name="P1">SQL&gt; select* from old_emp_3125<text:span text:style-name="T8">2</text:span>; </text:p>
      <text:p text:style-name="P13"><text:s text:c="5"/>EMPID NAME <text:tab/><text:tab/> <text:s text:c="3"/>SALARY DEPT</text:p>
      <text:p text:style-name="P13">---------- -------------------- ---------- --------------------</text:p>
      <text:p text:style-name="P13"><text:tab/> 1 priyam<text:tab/><text:tab/> <text:s text:c="4"/>20000 comp</text:p>
      <text:p text:style-name="P13"><text:tab/> 2 raj<text:tab/><text:tab/><text:tab/> <text:s text:c="4"/>18000 comp</text:p>
      <text:p text:style-name="P13"><text:tab/> 3 aniket<text:tab/><text:tab/> <text:s text:c="4"/>30000 IT</text:p>
      <text:p text:style-name="P13"><text:tab/> 4 samartha<text:tab/><text:tab/> <text:s text:c="4"/>40000 EnTC</text:p>
      <text:p text:style-name="P13"><text:tab/> 5 goli <text:tab/><text:tab/> <text:s text:c="4"/>40000 comp</text:p>
      <text:p text:style-name="P1"><text:s text:c="3"/></text:p>
      <text:p text:style-name="P13"><text:s/></text:p>
      <text:p text:style-name="P1"><text:span text:style-name="T9">5 </text:span>rows selected. </text:p>
      <text:p text:style-name="P2"/>
      <text:p text:style-name="P6">Create table new_emp_3125<text:span text:style-name="T9">2</text:span>:</text:p>
      <text:p text:style-name="P6"/>
      <text:p text:style-name="P2">SQL&gt; create table new_emp_3125<text:span text:style-name="T9">2</text:span>(nempid number,nname varchar2(20),nsalary number,ndept varchar2(20)); </text:p>
      <text:p text:style-name="P2"/>
      <text:p text:style-name="P19">SQL&gt; insert into new_emp_31252 values(&amp;id,&amp;name,&amp;salary,&amp;dept); </text:p>
      <text:p text:style-name="P19">Enter value for id: 2</text:p>
      <text:p text:style-name="P19"><text:soft-page-break/>Enter value for name: 'vijay'</text:p>
      <text:p text:style-name="P19">Enter value for salary: 20000</text:p>
      <text:p text:style-name="P19">Enter value for dept: 'comp'</text:p>
      <text:p text:style-name="P19">old <text:s text:c="2"/>1: insert into new_emp_31252 values(&amp;id,&amp;name,&amp;salary,&amp;dept)</text:p>
      <text:p text:style-name="P19">new <text:s text:c="2"/>1: insert into new_emp_31252 values(2,'vijay',20000,'comp')</text:p>
      <text:p text:style-name="P19"></text:p>
      <text:p text:style-name="P19">1 row created.</text:p>
      <text:p text:style-name="P19"></text:p>
      <text:p text:style-name="P19">Commit complete.</text:p>
      <text:p text:style-name="P19">SQL&gt; insert into new_emp_31252 values(&amp;id,&amp;name,&amp;salary,&amp;dept); </text:p>
      <text:p text:style-name="P19">Enter value for id: 5</text:p>
      <text:p text:style-name="P19">Enter value for name: 'ajay'</text:p>
      <text:p text:style-name="P19">Enter value for salary: 21000</text:p>
      <text:p text:style-name="P19">Enter value for dept: 'EnTC'</text:p>
      <text:p text:style-name="P19">old <text:s text:c="2"/>1: insert into new_emp_31252 values(&amp;id,&amp;name,&amp;salary,&amp;dept)</text:p>
      <text:p text:style-name="P19">new <text:s text:c="2"/>1: insert into new_emp_31252 values(5,'ajay',21000,'EnTC')</text:p>
      <text:p text:style-name="P19"></text:p>
      <text:p text:style-name="P19">1 row created.</text:p>
      <text:p text:style-name="P19"></text:p>
      <text:p text:style-name="P19">Commit complete.</text:p>
      <text:p text:style-name="P19">SQL&gt; insert into new_emp_31252 values(&amp;id,&amp;name,&amp;salary,&amp;dept); </text:p>
      <text:p text:style-name="P19">Enter value for id: 6</text:p>
      <text:p text:style-name="P19">Enter value for name: 'gogi'</text:p>
      <text:p text:style-name="P19">Enter value for salary: 10000</text:p>
      <text:p text:style-name="P19">Enter value for dept: 'IT'</text:p>
      <text:p text:style-name="P19">old <text:s text:c="2"/>1: insert into new_emp_31252 values(&amp;id,&amp;name,&amp;salary,&amp;dept)</text:p>
      <text:p text:style-name="P19">new <text:s text:c="2"/>1: insert into new_emp_31252 values(6,'gogi',10000,'IT')</text:p>
      <text:p text:style-name="P19"></text:p>
      <text:p text:style-name="P19">1 row created.</text:p>
      <text:p text:style-name="P19"></text:p>
      <text:p text:style-name="P19">Commit complete.</text:p>
      <text:p text:style-name="P19">SQL&gt; insert into new_emp_31252 values(&amp;id,&amp;name,&amp;salary,&amp;dept); </text:p>
      <text:p text:style-name="P19">Enter value for id: 10</text:p>
      <text:p text:style-name="P19">Enter value for name: 'aakash'</text:p>
      <text:p text:style-name="P19">Enter value for salary: 15000</text:p>
      <text:p text:style-name="P19">Enter value for dept: 'EnTC'</text:p>
      <text:p text:style-name="P19">old <text:s text:c="2"/>1: insert into new_emp_31252 values(&amp;id,&amp;name,&amp;salary,&amp;dept)</text:p>
      <text:p text:style-name="P19">new <text:s text:c="2"/>1: insert into new_emp_31252 values(10,'aakash',15000,'EnTC')</text:p>
      <text:p text:style-name="P19"></text:p>
      <text:p text:style-name="P19">1 row created.</text:p>
      <text:p text:style-name="P1"><text:s/></text:p>
      <text:p text:style-name="P1"/>
      <text:p text:style-name="P8">Final new_emp_31250 table:</text:p>
      <text:p text:style-name="P8"/>
      <text:p text:style-name="P1">SQL&gt; select* from new_emp_3125<text:span text:style-name="T10">2</text:span>; </text:p>
      <text:p text:style-name="P1"/>
      <text:p text:style-name="P15"><text:s/>NEMPID NNAME<text:tab/><text:tab/> <text:s text:c="2"/>NSALARY NDEPT</text:p>
      <text:p text:style-name="P15">---------- -------------------- ---------- --------------------</text:p>
      <text:p text:style-name="P15"><text:tab/> 2 vijay<text:tab/><text:tab/> <text:s text:c="4"/>20000 comp</text:p>
      <text:p text:style-name="P15"><text:soft-page-break/><text:tab/> 5 ajay <text:tab/><text:tab/> <text:s text:c="4"/>21000 EnTC</text:p>
      <text:p text:style-name="P15"><text:tab/> 6 gogi <text:tab/><text:tab/> <text:s text:c="4"/>10000 IT</text:p>
      <text:p text:style-name="P15"><text:tab/>10 aakash<text:tab/><text:tab/> <text:s text:c="4"/>15000 EnTC</text:p>
      <text:p text:style-name="P7">use of parametarised cursor:</text:p>
      <text:p text:style-name="P7"/>
      <text:p text:style-name="P1">SQL&gt; @ /home/student/3125<text:span text:style-name="T11">2</text:span>/cursor_param.sql; </text:p>
      <text:p text:style-name="P1"><text:s/>31 <text:s/>/ </text:p>
      <text:p text:style-name="P1">Enter value for x: 2 </text:p>
      <text:p text:style-name="P1">old <text:s/>15: x:=&amp;x; </text:p>
      <text:p text:style-name="P1">new <text:s/>15: x:=2; </text:p>
      <text:p text:style-name="P1"/>
      <text:p text:style-name="P1">PL/SQL procedure successfully completed. </text:p>
      <text:p text:style-name="P1"><text:span text:style-name="T2">(the entry with id=2 already exsisted in new_emp_table;hence not inserted aga</text:span><text:span text:style-name="T5">in- )</text:span></text:p>
      <text:p text:style-name="P1">SQL&gt; select* from new_emp_3125<text:span text:style-name="T12">2</text:span>; </text:p>
      <text:p text:style-name="P16"><text:s text:c="4"/>NEMPID NNAME<text:tab/><text:tab/> <text:s text:c="2"/>NSALARY NDEPT</text:p>
      <text:p text:style-name="P16">---------- -------------------- ---------- --------------------</text:p>
      <text:p text:style-name="P16"><text:tab/> 2 vijay<text:tab/><text:tab/> <text:s text:c="4"/>20000 comp</text:p>
      <text:p text:style-name="P16"><text:tab/> 5 ajay <text:tab/><text:tab/> <text:s text:c="4"/>21000 EnTC</text:p>
      <text:p text:style-name="P16"><text:tab/> 6 gogi <text:tab/><text:tab/> <text:s text:c="4"/>10000 IT</text:p>
      <text:p text:style-name="P16"><text:tab/>10 aakash<text:tab/><text:tab/> <text:s text:c="4"/>15000 EnTC</text:p>
      <text:p text:style-name="P1"/>
      <text:p text:style-name="P1">SQL&gt; @ /home/student/3125<text:span text:style-name="T16">2</text:span>/cursor_param.sql; </text:p>
      <text:p text:style-name="P1"><text:s/>31 <text:s/>/ </text:p>
      <text:p text:style-name="P1">Enter value for x: 1 </text:p>
      <text:p text:style-name="P1">old <text:s/>15: x:=&amp;x; </text:p>
      <text:p text:style-name="P1">new <text:s/>15: x:=1; </text:p>
      <text:p text:style-name="P1"/>
      <text:p text:style-name="P1"/>
      <text:p text:style-name="P1">PL/SQL procedure successfully completed. </text:p>
      <text:p text:style-name="P1"><text:span text:style-name="T2">(entry with id=1 was not present in new_emp table ;hence inserted</text:span><text:span text:style-name="T5">)</text:span></text:p>
      <text:p text:style-name="P1">SQL&gt; select* from new_emp_3125<text:span text:style-name="T12">2</text:span>; </text:p>
      <text:p text:style-name="P1"/>
      <text:p text:style-name="P16"><text:s text:c="2"/>NEMPID NNAME<text:tab/><text:tab/> <text:s text:c="2"/>NSALARY NDEPT</text:p>
      <text:p text:style-name="P16">---------- -------------------- ---------- --------------------</text:p>
      <text:p text:style-name="P16"><text:tab/> 2 vijay<text:tab/><text:tab/> <text:s text:c="4"/>20000 comp</text:p>
      <text:p text:style-name="P16"><text:tab/> 5 ajay <text:tab/><text:tab/> <text:s text:c="4"/>21000 EnTC</text:p>
      <text:p text:style-name="P16"><text:tab/> 6 gogi <text:tab/><text:tab/> <text:s text:c="4"/>10000 IT</text:p>
      <text:p text:style-name="P16"><text:tab/>10 aakash<text:tab/><text:tab/> <text:s text:c="4"/>15000 EnTC</text:p>
      <text:p text:style-name="P16"><text:tab/> 1 priyam<text:tab/><text:tab/> <text:s text:c="4"/>20000 comp</text:p>
      <text:p text:style-name="P1"><text:span text:style-name="T12">5</text:span> rows selected. </text:p>
      <text:p text:style-name="P9">use of explicit cursor:</text:p>
      <text:p text:style-name="P1">SQL&gt; @ /home/student/3125<text:span text:style-name="T13">2</text:span>/cursor_im.sql; </text:p>
      <text:p text:style-name="P1"/>
      <text:p text:style-name="P17">1 priyam 20000<text:tab/>comp</text:p>
      <text:p text:style-name="P17">2 raj 18000 <text:s/>comp</text:p>
      <text:p text:style-name="P17">3 aniket 30000<text:tab/>IT</text:p>
      <text:p text:style-name="P17">4 samartha 40000 <text:s/>EnTC</text:p>
      <text:p text:style-name="P17">5 goli 40000 <text:s/>comp</text:p>
      <text:p text:style-name="P17"></text:p>
      <text:p text:style-name="P17"><text:soft-page-break/>PL/SQL procedure successfully completed.</text:p>
      <text:p text:style-name="P17"></text:p>
      <text:p text:style-name="P17">Commit complete.</text:p>
      <text:p text:style-name="P1"/>
      <text:p text:style-name="P3"/>
      <text:p text:style-name="P3"><text:span text:style-name="T3">use of implicit cursors:(%rowcount and %found used)</text:span><text:span text:style-name="T1">.</text:span> </text:p>
      <text:p text:style-name="P1">SQL&gt; @ /home/student/3125<text:span text:style-name="T14">2/cursors</text:span>/cursor_implicit.sql; </text:p>
      <text:p text:style-name="P1"><text:span text:style-name="T14">7 </text:span>old employees selected </text:p>
      <text:p text:style-name="P1"/>
      <text:p text:style-name="P1">PL/SQL procedure successfully completed. </text:p>
      <text:p text:style-name="P1"/>
      <text:p text:style-name="P1">Commit complete. </text:p>
      <text:p text:style-name="P1">SQL&gt; @ /home/student/3125<text:span text:style-name="T14">2</text:span>/<text:span text:style-name="T14">cursors/</text:span>cursor_param.sql; </text:p>
      <text:p text:style-name="P1"><text:s/>31 <text:s/>/ </text:p>
      <text:p text:style-name="P1">Enter value for x: 3 </text:p>
      <text:p text:style-name="P1">old <text:s/>15: x:=&amp;x; </text:p>
      <text:p text:style-name="P1">new <text:s/>15: x:=3; </text:p>
      <text:p text:style-name="P1">enter_empid </text:p>
      <text:p text:style-name="P1"/>
      <text:p text:style-name="P1">PL/SQL procedure successfully completed. </text:p>
      <text:p text:style-name="P1"/>
      <text:p text:style-name="P1">Commit complete. </text:p>
      <text:p text:style-name="P1">SQL&gt; select* from new_emp_3125<text:span text:style-name="T15">2</text:span>; </text:p>
      <text:p text:style-name="P18"><text:s text:c="4"/>NEMPID NNAME<text:tab/><text:tab/> <text:s text:c="2"/>NSALARY NDEPT</text:p>
      <text:p text:style-name="P18">---------- -------------------- ---------- --------------------</text:p>
      <text:p text:style-name="P18"><text:tab/> 2 vijay<text:tab/><text:tab/> <text:s text:c="4"/>20000 comp</text:p>
      <text:p text:style-name="P18"><text:tab/> 5 ajay <text:tab/><text:tab/> <text:s text:c="4"/>21000 EnTC</text:p>
      <text:p text:style-name="P18"><text:tab/> 6 gogi <text:tab/><text:tab/> <text:s text:c="4"/>10000 IT</text:p>
      <text:p text:style-name="P18"><text:tab/>10 aakash<text:tab/><text:tab/> <text:s text:c="4"/>15000 EnTC</text:p>
      <text:p text:style-name="P18"><text:tab/> 1 priyam<text:tab/><text:tab/> <text:s text:c="4"/>20000 comp</text:p>
      <text:p text:style-name="P18"><text:tab/> 3 aniket<text:tab/><text:tab/> <text:s text:c="4"/>30000 IT</text:p>
      <text:p text:style-name="P18"></text:p>
      <text:p text:style-name="P18">6 rows selected.</text:p>
      <text:p text:style-name="P1">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1:09:17.186607220</meta:creation-date>
    <dc:date>2019-09-17T16:56:11.050448879</dc:date>
    <meta:editing-duration>PT41M</meta:editing-duration>
    <meta:editing-cycles>21</meta:editing-cycles>
    <meta:generator>LibreOffice/4.2.8.2$Linux_X86_64 LibreOffice_project/420$Build-2</meta:generator>
    <meta:document-statistic meta:table-count="0" meta:image-count="0" meta:object-count="0" meta:page-count="5" meta:paragraph-count="183" meta:word-count="735" meta:character-count="5879" meta:non-whitespace-character-count="4839"/>
  </office:meta>
</office:document-meta>
</file>